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opier.copySubject( NormalizedMessage from , NormalizedMessag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copy( Normalized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Copier.MessageCop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copyAttachment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Copier.MessageCopier( boolean copySubject , boolean copyContent , boolean copyProperties ,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Copier.isCop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copyDataSource( Data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Copier.isCop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pier.copyContent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Copier.copyProperties( NormalizedMessage from , NormalizedMessage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